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3D0000012445263FCEF39046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-1.961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635cm"/>
    </style:style>
    <style:style style:name="P1" style:family="paragraph">
      <style:paragraph-properties fo:text-align="center"/>
    </style:style>
    <style:style style:name="P2" style:family="paragraph">
      <style:text-properties fo:color="#5e8ac7" style:font-name="Calibri1" fo:font-size="32pt" fo:font-weight="bold" style:font-size-asian="18pt" style:font-size-complex="18pt"/>
    </style:style>
    <style:style style:name="T1" style:family="text">
      <style:text-properties fo:color="#5e8ac7" style:font-name="Calibri1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9cm" svg:x="1.001cm" svg:y="1.055cm">
          <draw:image xlink:href="Pictures/100002000000033D0000012445263FCEF390469C.png" xlink:type="simple" xlink:show="embed" xlink:actuate="onLoad">
            <text:p/>
          </draw:image>
        </draw:frame>
        <draw:frame draw:style-name="gr2" draw:text-style-name="P2" draw:layer="layout" svg:width="19cm" svg:height="2.885cm" svg:x="1cm" svg:y="8.1cm">
          <draw:text-box draw:corner-radius="1.6cm">
            <text:p><text:span text:style-name="T1">Angličtina s rodilým mluvčí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5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8T09:01:31.989353244</dc:date>
    <meta:editing-duration>PT2H8M13S</meta:editing-duration>
    <meta:editing-cycles>4</meta:editing-cycles>
    <meta:generator>LibreOffice/4.3.3.2$Linux_X86_64 LibreOffice_project/430m0$Build-2</meta:generator>
    <meta:document-statistic meta:object-count="2"/>
  </office:meta>
</office:document-meta>
</file>